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160000008C521E6D432653ADE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9333in" style:rel-column-width="18930*"/>
    </style:style>
    <style:style style:name="Table1.B" style:family="table-column">
      <style:table-column-properties style:column-width="1.4132in" style:rel-column-width="13837*"/>
    </style:style>
    <style:style style:name="Table1.C" style:family="table-column">
      <style:table-column-properties style:column-width="1.3368in" style:rel-column-width="13089*"/>
    </style:style>
    <style:style style:name="Table1.D" style:family="table-column">
      <style:table-column-properties style:column-width="2.0097in" style:rel-column-width="1967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75in" style:rel-column-width="7343*"/>
    </style:style>
    <style:style style:name="Table2.B" style:family="table-column">
      <style:table-column-properties style:column-width="1.0583in" style:rel-column-width="10362*"/>
    </style:style>
    <style:style style:name="Table2.C" style:family="table-column">
      <style:table-column-properties style:column-width="1.6917in" style:rel-column-width="16563*"/>
    </style:style>
    <style:style style:name="Table2.D" style:family="table-column">
      <style:table-column-properties style:column-width="3.1931in" style:rel-column-width="31267*"/>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583in" style:rel-column-width="15258*"/>
    </style:style>
    <style:style style:name="Table3.B" style:family="table-column">
      <style:table-column-properties style:column-width="1.875in" style:rel-column-width="18359*"/>
    </style:style>
    <style:style style:name="Table3.C" style:family="table-column">
      <style:table-column-properties style:column-width="3.2597in" style:rel-column-width="319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1.5778in" style:rel-column-width="15448*"/>
    </style:style>
    <style:style style:name="Table4.C" style:family="table-column">
      <style:table-column-properties style:column-width="2.8847in" style:rel-column-width="28247*"/>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1.0778in" style:rel-column-width="10553*"/>
    </style:style>
    <style:style style:name="Table5.C" style:family="table-column">
      <style:table-column-properties style:column-width="3.3847in" style:rel-column-width="331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4333in" style:rel-column-width="4242*"/>
    </style:style>
    <style:style style:name="Table6.B" style:family="table-column">
      <style:table-column-properties style:column-width="1.25in" style:rel-column-width="12239*"/>
    </style:style>
    <style:style style:name="Table6.C" style:family="table-column">
      <style:table-column-properties style:column-width="2.0667in" style:rel-column-width="20235*"/>
    </style:style>
    <style:style style:name="Table6.D" style:family="table-column">
      <style:table-column-properties style:column-width="1.5in" style:rel-column-width="14687*"/>
    </style:style>
    <style:style style:name="Table6.E" style:family="table-column">
      <style:table-column-properties style:column-width="1.4431in" style:rel-column-width="14132*"/>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4b83c" officeooo:paragraph-rsid="0014b83c"/>
    </style:style>
    <style:style style:name="P2" style:family="paragraph" style:parent-style-name="Subtitle">
      <style:text-properties officeooo:rsid="0014b83c" officeooo:paragraph-rsid="0014b83c"/>
    </style:style>
    <style:style style:name="P3" style:family="paragraph" style:parent-style-name="Table_20_Contents">
      <style:text-properties officeooo:rsid="0014b83c" officeooo:paragraph-rsid="0014b83c"/>
    </style:style>
    <style:style style:name="P4" style:family="paragraph" style:parent-style-name="Table_20_Contents">
      <style:text-properties officeooo:rsid="0014b83c" officeooo:paragraph-rsid="00315531"/>
    </style:style>
    <style:style style:name="P5" style:family="paragraph" style:parent-style-name="Table_20_Contents">
      <style:text-properties officeooo:rsid="0017788a" officeooo:paragraph-rsid="0017788a"/>
    </style:style>
    <style:style style:name="P6" style:family="paragraph" style:parent-style-name="Table_20_Contents">
      <style:text-properties officeooo:rsid="001c54e2" officeooo:paragraph-rsid="001c54e2"/>
    </style:style>
    <style:style style:name="P7" style:family="paragraph" style:parent-style-name="Table_20_Contents">
      <style:text-properties officeooo:rsid="00219cba" officeooo:paragraph-rsid="00219cba"/>
    </style:style>
    <style:style style:name="P8" style:family="paragraph" style:parent-style-name="Table_20_Contents">
      <style:text-properties officeooo:rsid="0021b8e1" officeooo:paragraph-rsid="0021b8e1"/>
    </style:style>
    <style:style style:name="P9" style:family="paragraph" style:parent-style-name="Table_20_Contents">
      <style:text-properties officeooo:rsid="00232423" officeooo:paragraph-rsid="00232423"/>
    </style:style>
    <style:style style:name="P10" style:family="paragraph" style:parent-style-name="Table_20_Contents">
      <style:text-properties officeooo:rsid="0024405f" officeooo:paragraph-rsid="0024405f"/>
    </style:style>
    <style:style style:name="P11" style:family="paragraph" style:parent-style-name="Table_20_Contents">
      <style:text-properties officeooo:rsid="0026ed84" officeooo:paragraph-rsid="0026ed84"/>
    </style:style>
    <style:style style:name="P12" style:family="paragraph" style:parent-style-name="Table_20_Contents">
      <style:paragraph-properties fo:text-align="center" style:justify-single-word="false"/>
      <style:text-properties officeooo:rsid="0026ed84" officeooo:paragraph-rsid="0026ed84"/>
    </style:style>
    <style:style style:name="P13" style:family="paragraph" style:parent-style-name="Table_20_Contents">
      <style:text-properties officeooo:rsid="00297129" officeooo:paragraph-rsid="00297129"/>
    </style:style>
    <style:style style:name="P14" style:family="paragraph" style:parent-style-name="Table_20_Contents">
      <style:text-properties officeooo:rsid="002bf31f" officeooo:paragraph-rsid="002bf31f"/>
    </style:style>
    <style:style style:name="P15" style:family="paragraph" style:parent-style-name="Table_20_Contents">
      <style:text-properties officeooo:rsid="002d4ad4" officeooo:paragraph-rsid="002d4ad4"/>
    </style:style>
    <style:style style:name="P16" style:family="paragraph" style:parent-style-name="Table_20_Contents">
      <style:text-properties officeooo:rsid="002f8ca3" officeooo:paragraph-rsid="002f8ca3"/>
    </style:style>
    <style:style style:name="P17" style:family="paragraph" style:parent-style-name="Table_20_Contents">
      <style:paragraph-properties fo:text-align="center" style:justify-single-word="false"/>
      <style:text-properties officeooo:rsid="00315531"/>
    </style:style>
    <style:style style:name="P18" style:family="paragraph" style:parent-style-name="Table_20_Contents">
      <style:paragraph-properties fo:text-align="center" style:justify-single-word="false"/>
      <style:text-properties officeooo:rsid="0027eb12" officeooo:paragraph-rsid="0027eb12"/>
    </style:style>
    <style:style style:name="P19" style:family="paragraph" style:parent-style-name="Text_20_body">
      <style:text-properties officeooo:rsid="0014b83c" officeooo:paragraph-rsid="0014b83c"/>
    </style:style>
    <style:style style:name="P20" style:family="paragraph" style:parent-style-name="Text_20_body">
      <style:text-properties officeooo:paragraph-rsid="001876e8"/>
    </style:style>
    <style:style style:name="P21" style:family="paragraph" style:parent-style-name="Text_20_body">
      <style:text-properties officeooo:rsid="001876e8" officeooo:paragraph-rsid="001876e8"/>
    </style:style>
    <style:style style:name="P22" style:family="paragraph" style:parent-style-name="Text_20_body">
      <style:text-properties officeooo:rsid="001ad789" officeooo:paragraph-rsid="001ad789"/>
    </style:style>
    <style:style style:name="P23" style:family="paragraph" style:parent-style-name="Text_20_body">
      <style:text-properties officeooo:rsid="001c54e2" officeooo:paragraph-rsid="001c54e2"/>
    </style:style>
    <style:style style:name="P24" style:family="paragraph" style:parent-style-name="Text_20_body">
      <style:text-properties officeooo:rsid="001e3190" officeooo:paragraph-rsid="001e3190"/>
    </style:style>
    <style:style style:name="P25" style:family="paragraph" style:parent-style-name="Text_20_body">
      <style:text-properties officeooo:rsid="0021b8e1" officeooo:paragraph-rsid="0021b8e1"/>
    </style:style>
    <style:style style:name="P26" style:family="paragraph" style:parent-style-name="Text_20_body">
      <style:text-properties officeooo:rsid="00232423" officeooo:paragraph-rsid="00232423"/>
    </style:style>
    <style:style style:name="P27" style:family="paragraph" style:parent-style-name="Text_20_body">
      <style:text-properties officeooo:rsid="00243ba1" officeooo:paragraph-rsid="00243ba1"/>
    </style:style>
    <style:style style:name="P28" style:family="paragraph" style:parent-style-name="Text_20_body">
      <style:text-properties officeooo:rsid="0024405f" officeooo:paragraph-rsid="0024405f"/>
    </style:style>
    <style:style style:name="P29" style:family="paragraph" style:parent-style-name="Text_20_body">
      <style:text-properties officeooo:rsid="00261ecd" officeooo:paragraph-rsid="00261ecd"/>
    </style:style>
    <style:style style:name="P30" style:family="paragraph" style:parent-style-name="Text_20_body">
      <style:text-properties officeooo:rsid="002adb40" officeooo:paragraph-rsid="002adb40"/>
    </style:style>
    <style:style style:name="P31" style:family="paragraph" style:parent-style-name="Title">
      <style:text-properties officeooo:rsid="0014b83c" officeooo:paragraph-rsid="0014b83c"/>
    </style:style>
    <style:style style:name="P32" style:family="paragraph" style:parent-style-name="Heading">
      <style:paragraph-properties fo:break-before="pag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officeooo:rsid="0017788a" officeooo:paragraph-rsid="0017788a"/>
    </style:style>
    <style:style style:name="P38" style:family="paragraph" style:parent-style-name="Heading_20_2">
      <style:text-properties officeooo:paragraph-rsid="001876e8"/>
    </style:style>
    <style:style style:name="P39" style:family="paragraph" style:parent-style-name="Table_20_Contents">
      <style:text-properties officeooo:rsid="0035719b" officeooo:paragraph-rsid="0035719b"/>
    </style:style>
    <style:style style:name="P40" style:family="paragraph" style:parent-style-name="Table_20_Contents">
      <style:text-properties officeooo:paragraph-rsid="0035719b"/>
    </style:style>
    <style:style style:name="P41" style:family="paragraph" style:parent-style-name="Table_20_Contents">
      <style:text-properties officeooo:rsid="0026ed84" officeooo:paragraph-rsid="0026ed84"/>
    </style:style>
    <style:style style:name="P42" style:family="paragraph" style:parent-style-name="Table_20_Contents">
      <style:text-properties fo:font-weight="bold" officeooo:rsid="001c54e2" officeooo:paragraph-rsid="001c54e2" style:font-weight-asian="bold" style:font-weight-complex="bold"/>
    </style:style>
    <style:style style:name="P43" style:family="paragraph" style:parent-style-name="Text_20_body" style:list-style-name="L1">
      <style:text-properties officeooo:rsid="001e3190" officeooo:paragraph-rsid="001e3190"/>
    </style:style>
    <style:style style:name="P44" style:family="paragraph" style:parent-style-name="Text_20_body" style:list-style-name="L2">
      <style:text-properties officeooo:rsid="0021b8e1" officeooo:paragraph-rsid="0021b8e1"/>
    </style:style>
    <style:style style:name="P45" style:family="paragraph" style:parent-style-name="Text_20_body" style:list-style-name="L3">
      <style:text-properties officeooo:rsid="00232423" officeooo:paragraph-rsid="00232423"/>
    </style:style>
    <style:style style:name="P46" style:family="paragraph" style:parent-style-name="Text_20_body" style:list-style-name="L4">
      <style:text-properties officeooo:rsid="00232423" officeooo:paragraph-rsid="00232423"/>
    </style:style>
    <style:style style:name="P47" style:family="paragraph" style:parent-style-name="Text_20_body" style:list-style-name="L5">
      <style:text-properties officeooo:rsid="00243ba1" officeooo:paragraph-rsid="00243ba1"/>
    </style:style>
    <style:style style:name="P48" style:family="paragraph" style:parent-style-name="Text_20_body" style:list-style-name="L6">
      <style:text-properties officeooo:rsid="0024405f" officeooo:paragraph-rsid="0024405f"/>
    </style:style>
    <style:style style:name="P49" style:family="paragraph" style:parent-style-name="Text_20_body">
      <style:text-properties officeooo:paragraph-rsid="001ad789"/>
    </style:style>
    <style:style style:name="P50" style:family="paragraph" style:parent-style-name="Text_20_body">
      <style:text-properties officeooo:rsid="001c54e2" officeooo:paragraph-rsid="0035719b"/>
    </style:style>
    <style:style style:name="T1" style:family="text">
      <style:text-properties officeooo:rsid="00198fc2"/>
    </style:style>
    <style:style style:name="T2" style:family="text">
      <style:text-properties officeooo:rsid="0021b8e1"/>
    </style:style>
    <style:style style:name="T3" style:family="text">
      <style:text-properties style:text-position="super 58%"/>
    </style:style>
    <style:style style:name="T4" style:family="text">
      <style:text-properties officeooo:rsid="00268d01"/>
    </style:style>
    <style:style style:name="T5" style:family="text">
      <style:text-properties officeooo:rsid="002ddacc"/>
    </style:style>
    <style:style style:name="T6" style:family="text">
      <style:text-properties officeooo:rsid="00315531"/>
    </style:style>
    <style:style style:name="T7" style:family="text">
      <style:text-properties officeooo:rsid="0034c489"/>
    </style:style>
    <style:style style:name="T8" style:family="text">
      <style:text-properties officeooo:rsid="001ad789"/>
    </style:style>
    <style:style style:name="T9" style:family="text">
      <style:text-properties officeooo:rsid="0035719b"/>
    </style:style>
    <style:style style:name="T10" style:family="text">
      <style:text-properties officeooo:rsid="0037e06b"/>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middle" style:vertical-rel="baselin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31">iPot</text:p>
      <text:p text:style-name="P2">PROJECT PL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ccepted by</text:p>
          </table:table-cell>
          <table:table-cell table:style-name="Table1.A1" office:value-type="string">
            <text:p text:style-name="P3">Document version</text:p>
          </table:table-cell>
          <table:table-cell table:style-name="Table1.A1" office:value-type="string">
            <text:p text:style-name="P3">Acceptance date</text:p>
          </table:table-cell>
          <table:table-cell table:style-name="Table1.D1" office:value-type="string">
            <text:p text:style-name="P3">Signature</text:p>
          </table:table-cell>
        </table:table-row>
        <table:table-row>
          <table:table-cell table:style-name="Table1.A2" office:value-type="string">
            <text:p text:style-name="P4">K<text:span text:style-name="T6">halef</text:span></text:p>
          </table:table-cell>
          <table:table-cell table:style-name="Table1.A2" table:number-rows-spanned="2" office:value-type="string">
            <text:p text:style-name="P18">0.1</text:p>
          </table:table-cell>
          <table:table-cell table:style-name="Table1.A2" table:number-rows-spanned="2" office:value-type="string">
            <text:p text:style-name="P17">23/01/2020</text:p>
          </table:table-cell>
          <table:table-cell table:style-name="Table1.D2" office:value-type="string">
            <text:p text:style-name="Table_20_Contents"/>
          </table:table-cell>
        </table:table-row>
        <table:table-row>
          <table:table-cell table:style-name="Table1.A2" office:value-type="string">
            <text:p text:style-name="P4">S<text:span text:style-name="T6">anna</text:span></text:p>
          </table:table-cell>
          <table:covered-table-cell/>
          <table:covered-table-cell/>
          <table:table-cell table:style-name="Table1.D2" office:value-type="string">
            <text:p text:style-name="Table_20_Contents"/>
          </table:table-cell>
        </table:table-row>
      </table:table>
      <text:p text:style-name="P19"/>
      <text:p text:style-name="P32"><text:bookmark-start text:name="__RefHeading___Toc2426_1530831703"/>Version history<text:bookmark-end text:name="__RefHeading___Toc2426_153083170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Version</text:p>
          </table:table-cell>
          <table:table-cell table:style-name="Table2.A1" office:value-type="string">
            <text:p text:style-name="P5">Date</text:p>
          </table:table-cell>
          <table:table-cell table:style-name="Table2.A1" office:value-type="string">
            <text:p text:style-name="P5">Modified by</text:p>
          </table:table-cell>
          <table:table-cell table:style-name="Table2.D1" office:value-type="string">
            <text:p text:style-name="P5">Changes</text:p>
          </table:table-cell>
        </table:table-row>
        <table:table-row>
          <table:table-cell table:style-name="Table2.A2" office:value-type="string">
            <text:p text:style-name="P5">0.1</text:p>
          </table:table-cell>
          <table:table-cell table:style-name="Table2.A2" office:value-type="string">
            <text:p text:style-name="P5">09.01.2020</text:p>
          </table:table-cell>
          <table:table-cell table:style-name="Table2.A2" office:value-type="string">
            <text:p text:style-name="P16">Team</text:p>
          </table:table-cell>
          <table:table-cell table:style-name="Table2.D2" office:value-type="string">
            <text:p text:style-name="P5">Project creatio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3"><text:a xlink:type="simple" xlink:href="#__RefHeading___Toc2428_1530831703" text:style-name="Index_20_Link" text:visited-style-name="Index_20_Link"><text:s/>1 <text:s/>Introduction<text:tab/>4</text:a></text:p>
          <text:p text:style-name="P34"><text:a xlink:type="simple" xlink:href="#__RefHeading___Toc1085_1146353006" text:style-name="Index_20_Link" text:visited-style-name="Index_20_Link"><text:s/>1.1 <text:s/>Introduction and Project Goal<text:tab/>4</text:a></text:p>
          <text:p text:style-name="P34"><text:a xlink:type="simple" xlink:href="#__RefHeading___Toc1087_1146353006" text:style-name="Index_20_Link" text:visited-style-name="Index_20_Link"><text:s/>1.2 <text:s/>Project Scope and Outcome<text:tab/>4</text:a></text:p>
          <text:p text:style-name="P34"><text:a xlink:type="simple" xlink:href="#__RefHeading___Toc1089_1146353006" text:style-name="Index_20_Link" text:visited-style-name="Index_20_Link"><text:s/>1.3 <text:s/>Project Limitations<text:tab/>4</text:a></text:p>
          <text:p text:style-name="P33"><text:a xlink:type="simple" xlink:href="#__RefHeading___Toc1091_1146353006" text:style-name="Index_20_Link" text:visited-style-name="Index_20_Link"><text:s/>2 <text:s/>Organization<text:tab/>4</text:a></text:p>
          <text:p text:style-name="P34"><text:a xlink:type="simple" xlink:href="#__RefHeading___Toc1093_1146353006" text:style-name="Index_20_Link" text:visited-style-name="Index_20_Link"><text:s/>2.1 <text:s/>Project Group<text:tab/>4</text:a></text:p>
          <text:p text:style-name="P34"><text:a xlink:type="simple" xlink:href="#__RefHeading___Toc1095_1146353006" text:style-name="Index_20_Link" text:visited-style-name="Index_20_Link"><text:s/>2.2 <text:s/>Customer Information<text:tab/>4</text:a></text:p>
          <text:p text:style-name="P33"><text:a xlink:type="simple" xlink:href="#__RefHeading___Toc1097_1146353006" text:style-name="Index_20_Link" text:visited-style-name="Index_20_Link"><text:s/>3 <text:s/>Project Implementation Plan<text:tab/>5</text:a></text:p>
          <text:p text:style-name="P34"><text:a xlink:type="simple" xlink:href="#__RefHeading___Toc1099_1146353006" text:style-name="Index_20_Link" text:visited-style-name="Index_20_Link"><text:s/>3.1 <text:s/>Schedule<text:tab/>5</text:a></text:p>
          <text:p text:style-name="P34"><text:a xlink:type="simple" xlink:href="#__RefHeading___Toc1101_1146353006" text:style-name="Index_20_Link" text:visited-style-name="Index_20_Link"><text:s/>3.2 <text:s/>Cost Estimate<text:tab/>5</text:a></text:p>
          <text:p text:style-name="P34"><text:a xlink:type="simple" xlink:href="#__RefHeading___Toc1103_1146353006" text:style-name="Index_20_Link" text:visited-style-name="Index_20_Link"><text:s/>3.3 <text:s/>Resource Plan<text:tab/>5</text:a></text:p>
          <text:p text:style-name="P34"><text:a xlink:type="simple" xlink:href="#__RefHeading___Toc1105_1146353006" text:style-name="Index_20_Link" text:visited-style-name="Index_20_Link"><text:s/>3.4 <text:s/>Software and Hardware<text:tab/>6</text:a></text:p>
          <text:p text:style-name="P34"><text:a xlink:type="simple" xlink:href="#__RefHeading___Toc1107_1146353006" text:style-name="Index_20_Link" text:visited-style-name="Index_20_Link"><text:s/>3.5 <text:s/>Outcome Delivery<text:tab/>6</text:a></text:p>
          <text:p text:style-name="P33"><text:a xlink:type="simple" xlink:href="#__RefHeading___Toc1109_1146353006" text:style-name="Index_20_Link" text:visited-style-name="Index_20_Link"><text:s/>4 <text:s/>Project Management Plan<text:tab/>6</text:a></text:p>
          <text:p text:style-name="P34"><text:a xlink:type="simple" xlink:href="#__RefHeading___Toc1111_1146353006" text:style-name="Index_20_Link" text:visited-style-name="Index_20_Link"><text:s/>4.1 <text:s/>Meetings and communication<text:tab/>6</text:a></text:p>
          <text:p text:style-name="P34"><text:a xlink:type="simple" xlink:href="#__RefHeading___Toc1113_1146353006" text:style-name="Index_20_Link" text:visited-style-name="Index_20_Link"><text:s/>4.2 <text:s/>Documentation Storage and Code Repository<text:tab/>7</text:a></text:p>
          <text:p text:style-name="P34"><text:a xlink:type="simple" xlink:href="#__RefHeading___Toc1115_1146353006" text:style-name="Index_20_Link" text:visited-style-name="Index_20_Link"><text:s/>4.3 <text:s/>Project Quality Goals<text:tab/>7</text:a></text:p>
          <text:p text:style-name="P35"><text:a xlink:type="simple" xlink:href="#__RefHeading___Toc1117_1146353006" text:style-name="Index_20_Link" text:visited-style-name="Index_20_Link"><text:s/>4.3.1 <text:s/>Requirements specification<text:tab/>7</text:a></text:p>
          <text:p text:style-name="P35"><text:a xlink:type="simple" xlink:href="#__RefHeading___Toc1119_1146353006" text:style-name="Index_20_Link" text:visited-style-name="Index_20_Link"><text:s/>4.3.2 <text:s/>Test Plan<text:tab/>8</text:a></text:p>
          <text:p text:style-name="P35"><text:a xlink:type="simple" xlink:href="#__RefHeading___Toc1121_1146353006" text:style-name="Index_20_Link" text:visited-style-name="Index_20_Link"><text:s/>4.3.3 <text:s/>Code Review Plan<text:tab/>8</text:a></text:p>
          <text:p text:style-name="P34"><text:a xlink:type="simple" xlink:href="#__RefHeading___Toc1123_1146353006" text:style-name="Index_20_Link" text:visited-style-name="Index_20_Link"><text:s/>4.4 <text:s/>Project Risk Analysis<text:tab/>8</text:a></text:p>
        </text:index-body>
      </text:table-of-content>
      <text:p text:style-name="Text_20_body"/>
      <text:h text:style-name="P37" text:outline-level="1"><text:bookmark-start text:name="__RefHeading___Toc2428_1530831703"/>Introduction<text:bookmark-end text:name="__RefHeading___Toc2428_1530831703"/></text:h>
      <text:h text:style-name="P38" text:outline-level="2"><text:bookmark-start text:name="__RefHeading___Toc1085_1146353006"/>Introduction and Project Goal<text:bookmark-end text:name="__RefHeading___Toc1085_1146353006"/></text:h>
      <text:p text:style-name="P21">The goal of this project is to make a <text:span text:style-name="T1">smart plant pot or device to check the well-being of the plant and automate simple tasks as the watering system.</text:span></text:p>
      <text:h text:style-name="P38" text:outline-level="2"><text:bookmark-start text:name="__RefHeading___Toc1087_1146353006"/>Project Scope and Outcome<text:bookmark-end text:name="__RefHeading___Toc1087_1146353006"/></text:h>
      <text:p text:style-name="P22">Using a<text:span text:style-name="T7">n ESP32 CP2102 </text:span>and enough sensors to measure ambient humidity, soil humidity, ambient temperature, soil temperature, sunlight… And to display those measurements in a display and/or in an Android application.</text:p>
      <text:p text:style-name="P49"><text:span text:style-name="T8">The outcome of the project will be a device with the sensors attached to a controller set up ready for the user to start using it.</text:span></text:p>
      <text:h text:style-name="P38" text:outline-level="2"><text:bookmark-start text:name="__RefHeading___Toc1089_1146353006"/>Project Limitations<text:bookmark-end text:name="__RefHeading___Toc1089_1146353006"/></text:h>
      <text:p text:style-name="P23">The<text:span text:style-name="T7">re will be an Android application for the measurements. S</text:span>ince the four team workers are Android users and it is easier to install the beta version of the app <text:span text:style-name="T7">it won’t be developed for any other platforms</text:span>.</text:p>
      <text:p text:style-name="P50">A<text:span text:style-name="T9">lso, the sensors will be attached to a custom PCB, so changing anything in the final version will mean to disassembly it.</text:span></text:p>
      <text:h text:style-name="Heading_20_1" text:outline-level="1"><text:bookmark-start text:name="__RefHeading___Toc1091_1146353006"/>Organization<text:bookmark-end text:name="__RefHeading___Toc1091_1146353006"/></text:h>
      <text:h text:style-name="P38" text:outline-level="2"><text:bookmark-start text:name="__RefHeading___Toc1093_1146353006"/>Project Group<text:bookmark-end text:name="__RefHeading___Toc1093_1146353006"/></text:h>
      <table:table table:name="Table3" table:style-name="Table3">
        <table:table-column table:style-name="Table3.A"/>
        <table:table-column table:style-name="Table3.B"/>
        <table:table-column table:style-name="Table3.C"/>
        <table:table-row>
          <table:table-cell table:style-name="Table3.A1" office:value-type="string">
            <text:p text:style-name="P42">Name</text:p>
          </table:table-cell>
          <table:table-cell table:style-name="Table3.A1" office:value-type="string">
            <text:p text:style-name="P42">Role</text:p>
          </table:table-cell>
          <table:table-cell table:style-name="Table3.C1" office:value-type="string">
            <text:p text:style-name="P42">Contact information</text:p>
          </table:table-cell>
        </table:table-row>
        <table:table-row>
          <table:table-cell table:style-name="Table3.A2" office:value-type="string">
            <text:p text:style-name="P8">Khalef <text:span text:style-name="T7">Mechenane</text:span></text:p>
          </table:table-cell>
          <table:table-cell table:style-name="Table3.A2" office:value-type="string">
            <text:p text:style-name="P6">Project Manager</text:p>
          </table:table-cell>
          <table:table-cell table:style-name="Table3.C2" office:value-type="string">
            <text:p text:style-name="P39">khalef.mechenane@edu.turkuamk.fi</text:p>
          </table:table-cell>
        </table:table-row>
        <table:table-row>
          <table:table-cell table:style-name="Table3.A2" office:value-type="string">
            <text:p text:style-name="P8">Maral <text:span text:style-name="T7">Hamedian</text:span></text:p>
          </table:table-cell>
          <table:table-cell table:style-name="Table3.A2" office:value-type="string">
            <text:p text:style-name="P6">Coder/<text:span text:style-name="T2">Designer</text:span></text:p>
          </table:table-cell>
          <table:table-cell table:style-name="Table3.C2" office:value-type="string">
            <text:p text:style-name="Table_20_Contents">maral.hamedian@edu.turkuamk.fi</text:p>
          </table:table-cell>
        </table:table-row>
        <table:table-row>
          <table:table-cell table:style-name="Table3.A2" office:value-type="string">
            <text:p text:style-name="P8">Iñigo <text:span text:style-name="T7">Turrientes</text:span></text:p>
          </table:table-cell>
          <table:table-cell table:style-name="Table3.A2" office:value-type="string">
            <text:p text:style-name="P6">Coder/<text:span text:style-name="T2">Designer</text:span></text:p>
          </table:table-cell>
          <table:table-cell table:style-name="Table3.C2" office:value-type="string">
            <text:p text:style-name="P40"><text:span text:style-name="T9">inigo.turrientesvillanueva@edu.turkuamk.fi</text:span></text:p>
          </table:table-cell>
        </table:table-row>
        <table:table-row>
          <table:table-cell table:style-name="Table3.A2" office:value-type="string">
            <text:p text:style-name="P8">Diego <text:span text:style-name="T7">Peribáñez</text:span></text:p>
          </table:table-cell>
          <table:table-cell table:style-name="Table3.A2" office:value-type="string">
            <text:p text:style-name="P6"><text:span text:style-name="T2">Coder/</text:span>Designer</text:p>
          </table:table-cell>
          <table:table-cell table:style-name="Table3.C2" office:value-type="string">
            <text:p text:style-name="P40"><text:span text:style-name="T9">diego.peribanezmortera@edu.turkuamk.fi</text:span></text:p>
          </table:table-cell>
        </table:table-row>
      </table:table>
      <text:h text:style-name="P38" text:outline-level="2"><text:bookmark-start text:name="__RefHeading___Toc1095_1146353006"/>Customer Information<text:bookmark-end text:name="__RefHeading___Toc1095_1146353006"/></text:h>
      <text:p text:style-name="P23">Company: <text:span text:style-name="T5">Turku University of Applied Sciences</text:span></text:p>
      <table:table table:name="Table4" table:style-name="Table4">
        <table:table-column table:style-name="Table4.A"/>
        <table:table-column table:style-name="Table4.B"/>
        <table:table-column table:style-name="Table4.C"/>
        <table:table-row>
          <table:table-cell table:style-name="Table4.A1" office:value-type="string">
            <text:p text:style-name="P42">Customer name</text:p>
          </table:table-cell>
          <table:table-cell table:style-name="Table4.A1" office:value-type="string">
            <text:p text:style-name="P42">Role</text:p>
          </table:table-cell>
          <table:table-cell table:style-name="Table4.C1" office:value-type="string">
            <text:p text:style-name="P42">Contact information</text:p>
          </table:table-cell>
        </table:table-row>
        <text:soft-page-break/>
        <table:table-row>
          <table:table-cell table:style-name="Table4.A2" office:value-type="string">
            <text:p text:style-name="Table_20_Contents">Sanna Määttä</text:p>
          </table:table-cell>
          <table:table-cell table:style-name="Table4.A2" office:value-type="string">
            <text:p text:style-name="P11">Customer</text:p>
          </table:table-cell>
          <table:table-cell table:style-name="Table4.C2" office:value-type="string">
            <text:p text:style-name="Standard">sanna.maatta@turkuamk.fi</text:p>
          </table:table-cell>
        </table:table-row>
      </table:table>
      <text:h text:style-name="Heading_20_1" text:outline-level="1"><text:bookmark-start text:name="__RefHeading___Toc1097_1146353006"/>Project Implementation Plan<text:bookmark-end text:name="__RefHeading___Toc1097_1146353006"/></text:h>
      <text:h text:style-name="P38" text:outline-level="2"><text:bookmark-start text:name="__RefHeading___Toc1099_1146353006"/>Schedule<text:bookmark-end text:name="__RefHeading___Toc1099_1146353006"/></text:h>
      <text:p text:style-name="P23">Project start date: 09.01.2020</text:p>
      <text:p text:style-name="P23">Preliminary <text:span text:style-name="T10">schedule</text:span>:</text:p>
      <text:list xml:id="list158249032" text:style-name="L1">
        <text:list-item>
          <text:p text:style-name="P43">Sprint 1 → Project planning 23.01</text:p>
        </text:list-item>
        <text:list-item>
          <text:p text:style-name="P43">Sprint 2 → Requirements specification, test plan 06.02</text:p>
        </text:list-item>
        <text:list-item>
          <text:p text:style-name="P43">Sprint 3 → Functional specification, implementation, testing 27.02</text:p>
        </text:list-item>
        <text:list-item>
          <text:p text:style-name="P43">Sprint 4 → Implementation and testing continues 12.03</text:p>
        </text:list-item>
        <text:list-item>
          <text:p text:style-name="P43">Sprint 5 → Implementation and testing finish, user guide, installation guide 16.04</text:p>
        </text:list-item>
        <text:list-item>
          <text:p text:style-name="P43">Sprint 6 → Final presentation, project demonstration, final report 22.04</text:p>
        </text:list-item>
      </text:list>
      <text:p text:style-name="P24">Alpha release set to Sprint 4.</text:p>
      <text:p text:style-name="P24">Beta release set to Sprint 5.</text:p>
      <text:p text:style-name="P24">Stable release set to Sprint 6.</text:p>
      <text:h text:style-name="P38" text:outline-level="2"><text:bookmark-start text:name="__RefHeading___Toc1101_1146353006"/>Cost Estimate<text:bookmark-end text:name="__RefHeading___Toc1101_1146353006"/></text:h>
      <text:p text:style-name="P25">As we are all students working for a course project, we won’t be paid making it the labor cost 0€/hour.</text:p>
      <text:p text:style-name="P25">However, because we need hardware, the costs of it will be around:</text:p>
      <text:list xml:id="list2069584194" text:style-name="L2">
        <text:list-item>
          <text:p text:style-name="P44">5€ ESP32 microcontroller</text:p>
        </text:list-item>
        <text:list-item>
          <text:p text:style-name="P44">5€ sensors</text:p>
        </text:list-item>
        <text:list-item>
          <text:p text:style-name="P44">2€ pot</text:p>
        </text:list-item>
      </text:list>
      <text:p text:style-name="P25">Making it a total of 10€ to 20€ the whole project.</text:p>
      <text:h text:style-name="P38" text:outline-level="2"><text:bookmark-start text:name="__RefHeading___Toc1103_1146353006"/>Resource Plan<text:bookmark-end text:name="__RefHeading___Toc1103_1146353006"/></text:h>
      <table:table table:name="Table5" table:style-name="Table5">
        <table:table-column table:style-name="Table5.A"/>
        <table:table-column table:style-name="Table5.B"/>
        <table:table-column table:style-name="Table5.C"/>
        <table:table-row>
          <table:table-cell table:style-name="Table5.A1" office:value-type="string">
            <text:p text:style-name="P7">Name</text:p>
          </table:table-cell>
          <table:table-cell table:style-name="Table5.A1" office:value-type="string">
            <text:p text:style-name="P7">Hours/week</text:p>
          </table:table-cell>
          <table:table-cell table:style-name="Table5.C1" office:value-type="string">
            <text:p text:style-name="P7">Notes</text:p>
          </table:table-cell>
        </table:table-row>
        <table:table-row>
          <table:table-cell table:style-name="Table5.A2" office:value-type="string">
            <text:p text:style-name="P8">Khalef <text:span text:style-name="T10">Mechenane</text:span></text:p>
          </table:table-cell>
          <table:table-cell table:style-name="Table5.A2" office:value-type="string">
            <text:p text:style-name="P9">5 hours/week</text:p>
          </table:table-cell>
          <table:table-cell table:style-name="Table5.C2" office:value-type="string">
            <text:p text:style-name="P9">Available on previous appointment</text:p>
          </table:table-cell>
        </table:table-row>
        <table:table-row>
          <table:table-cell table:style-name="Table5.A2" office:value-type="string">
            <text:p text:style-name="P8">Maral <text:span text:style-name="T10">Hamedian</text:span></text:p>
          </table:table-cell>
          <table:table-cell table:style-name="Table5.A2" office:value-type="string">
            <text:p text:style-name="P9">5 hours/week</text:p>
          </table:table-cell>
          <table:table-cell table:style-name="Table5.C2" office:value-type="string">
            <text:p text:style-name="P9">Available on previous appointment</text:p>
          </table:table-cell>
        </table:table-row>
        <text:soft-page-break/>
        <table:table-row>
          <table:table-cell table:style-name="Table5.A2" office:value-type="string">
            <text:p text:style-name="P8">Iñigo <text:span text:style-name="T10">Turrientes</text:span></text:p>
          </table:table-cell>
          <table:table-cell table:style-name="Table5.A2" office:value-type="string">
            <text:p text:style-name="P9">5 hours/week</text:p>
          </table:table-cell>
          <table:table-cell table:style-name="Table5.C2" office:value-type="string">
            <text:p text:style-name="P9">Available on previous appointment</text:p>
          </table:table-cell>
        </table:table-row>
        <table:table-row>
          <table:table-cell table:style-name="Table5.A2" office:value-type="string">
            <text:p text:style-name="P8">Diego <text:span text:style-name="T10">Peribáñez</text:span></text:p>
          </table:table-cell>
          <table:table-cell table:style-name="Table5.A2" office:value-type="string">
            <text:p text:style-name="P9">5 hours/week</text:p>
          </table:table-cell>
          <table:table-cell table:style-name="Table5.C2" office:value-type="string">
            <text:p text:style-name="P9">Available on previous appointment</text:p>
          </table:table-cell>
        </table:table-row>
      </table:table>
      <text:h text:style-name="P38" text:outline-level="2"><text:bookmark-start text:name="__RefHeading___Toc1105_1146353006"/>Software and Hardware<text:bookmark-end text:name="__RefHeading___Toc1105_1146353006"/></text:h>
      <text:p text:style-name="P26">Software:</text:p>
      <text:list xml:id="list309420078" text:style-name="L3">
        <text:list-item>
          <text:p text:style-name="P45">Arduino IDE</text:p>
        </text:list-item>
        <text:list-item>
          <text:p text:style-name="P45">Atmel Studio</text:p>
        </text:list-item>
        <text:list-item>
          <text:p text:style-name="P45">Text editor</text:p>
        </text:list-item>
        <text:list-item>
          <text:p text:style-name="P45">Document sharing platform (Google Drive/Dropbox)</text:p>
        </text:list-item>
        <text:list-item>
          <text:p text:style-name="P45">Git platform or Trello</text:p>
        </text:list-item>
      </text:list>
      <text:p text:style-name="P26">Hardware:</text:p>
      <text:list xml:id="list3987293668" text:style-name="L4">
        <text:list-item>
          <text:p text:style-name="P46">ESP32 microcontroller</text:p>
        </text:list-item>
        <text:list-item>
          <text:p text:style-name="P46">Ambient sensors and auxiliar hardware (resistors, etc)</text:p>
        </text:list-item>
        <text:list-item>
          <text:p text:style-name="P46">External battery</text:p>
        </text:list-item>
      </text:list>
      <text:h text:style-name="P38" text:outline-level="2"><text:bookmark-start text:name="__RefHeading___Toc1107_1146353006"/>Outcome Delivery<text:bookmark-end text:name="__RefHeading___Toc1107_1146353006"/></text:h>
      <text:p text:style-name="P26">First, we are going to present our project plan to the customer, sign an agreement and proceed to the project development.</text:p>
      <text:p text:style-name="P26">Once we start developing the project, we will present the current sprint every 2 weeks.</text:p>
      <text:p text:style-name="P27">On the 4<text:span text:style-name="T3">th</text:span> sprint we are going to present the Alpha release, including a hardware and software prototypes.</text:p>
      <text:h text:style-name="Heading_20_1" text:outline-level="1"><text:bookmark-start text:name="__RefHeading___Toc1109_1146353006"/>Project Management Plan<text:bookmark-end text:name="__RefHeading___Toc1109_1146353006"/></text:h>
      <text:h text:style-name="P38" text:outline-level="2"><text:bookmark-start text:name="__RefHeading___Toc1111_1146353006"/>Meetings and communication<text:bookmark-end text:name="__RefHeading___Toc1111_1146353006"/></text:h>
      <text:list xml:id="list2325123481" text:style-name="L5">
        <text:list-item>
          <text:p text:style-name="P47">External meetings and communication: every two weeks we will have a short presentation of the finished sprint and a short meeting with the customer (in this case the teacher) in class.</text:p>
        </text:list-item>
        <text:list-item>
          <text:p text:style-name="P47">Internal meetings and communication: every week all the team members will meet to work together and sort out issues. The communications will be through the WhatsApp application.</text:p>
        </text:list-item>
      </text:list>
      <text:h text:style-name="P38" text:outline-level="2"><text:bookmark-start text:name="__RefHeading___Toc1113_1146353006"/><text:soft-page-break/>Documentation Storage and Code Repository<text:bookmark-end text:name="__RefHeading___Toc1113_1146353006"/></text:h>
      <text:p text:style-name="P27">All the documents will be uploaded to the sharing document platforms and on the version control platform.</text:p>
      <text:p text:style-name="P28">In the case of Git, we will use Redmine since we have to upload the project there for the final presentation.</text:p>
      <text:p text:style-name="P28">In case of external documentation we will use either Dropbox or Google Drive.</text:p>
      <text:h text:style-name="P38" text:outline-level="2"><text:bookmark-start text:name="__RefHeading___Toc1115_1146353006"/>Project Quality Goals<text:bookmark-end text:name="__RefHeading___Toc1115_1146353006"/></text:h>
      <text:list xml:id="list741537126" text:style-name="L6">
        <text:list-item>
          <text:p text:style-name="P48">All code is peer reviewed.</text:p>
        </text:list-item>
        <text:list-item>
          <text:p text:style-name="P48">All the design process and documents are peer reviewed.</text:p>
        </text:list-item>
        <text:list-item>
          <text:p text:style-name="P48">At the end of every sprint, the team members will share their thoughts about the ongoing project.</text:p>
        </text:list-item>
        <text:list-item>
          <text:p text:style-name="P48">All the members shall meet at least once a week to work together.</text:p>
        </text:list-item>
      </text:list>
      <text:h text:style-name="Heading_20_3" text:outline-level="3"><text:bookmark-start text:name="__RefHeading___Toc1117_1146353006"/>Requirements specification<text:bookmark-end text:name="__RefHeading___Toc1117_1146353006"/></text:h>
      <text:p text:style-name="Heading">Purposes</text:p>
      <text:p text:style-name="P30">The purpose of the project is to create a small flower pot that can analyse the soil and water the plant when necessary.</text:p>
      <text:p text:style-name="Heading">Scope</text:p>
      <text:p text:style-name="P30">We are going to have an application with the web view as a user interface, giving all the data about the plant. We might have a small storing structure to store the raw sensor data.</text:p>
      <text:p text:style-name="Heading">Intended users</text:p>
      <text:p text:style-name="P30">The users of this device can track the condition of their plant by the app, the information given to the users include the moist and humidity of the soil and an alert will be given in the app as a reminder to water the plant.</text:p>
      <text:p text:style-name="Heading">Intended uses</text:p>
      <text:p text:style-name="P30">Depending on our timeline and after the alpha release we might add some extra features, like connecting to Alexa echo device and creating automatic watering system.</text:p>
      <text:h text:style-name="Heading_20_3" text:outline-level="3"><text:bookmark-start text:name="__RefHeading___Toc1119_1146353006"/><text:soft-page-break/>Test Plan<text:bookmark-end text:name="__RefHeading___Toc1119_1146353006"/></text:h>
      <table:table table:name="Table7" table:style-name="Table7">
        <table:table-column table:style-name="Table7.A" table:number-columns-repeated="3"/>
        <table:table-row>
          <table:table-cell table:style-name="Table7.A1" office:value-type="string">
            <text:p text:style-name="P12">What</text:p>
          </table:table-cell>
          <table:table-cell table:style-name="Table7.A1" office:value-type="string">
            <text:p text:style-name="P12">When</text:p>
          </table:table-cell>
          <table:table-cell table:style-name="Table7.C1" office:value-type="string">
            <text:p text:style-name="P12">Who</text:p>
          </table:table-cell>
        </table:table-row>
        <table:table-row>
          <table:table-cell table:style-name="Table7.A2" office:value-type="string">
            <text:p text:style-name="P13">Sensor functionality</text:p>
          </table:table-cell>
          <table:table-cell table:style-name="Table7.A2" office:value-type="string">
            <text:p text:style-name="P13">Sprint 3</text:p>
          </table:table-cell>
          <table:table-cell table:style-name="Table7.C2" office:value-type="string">
            <text:p text:style-name="P13">Team</text:p>
          </table:table-cell>
        </table:table-row>
        <table:table-row>
          <table:table-cell table:style-name="Table7.A2" office:value-type="string">
            <text:p text:style-name="P13">Sensor sync and storage data</text:p>
          </table:table-cell>
          <table:table-cell table:style-name="Table7.A2" office:value-type="string">
            <text:p text:style-name="P13">Sprint 3</text:p>
          </table:table-cell>
          <table:table-cell table:style-name="Table7.C2" office:value-type="string">
            <text:p text:style-name="P13">Team</text:p>
          </table:table-cell>
        </table:table-row>
        <table:table-row>
          <table:table-cell table:style-name="Table7.A2" office:value-type="string">
            <text:p text:style-name="P13">Communication ESP/app</text:p>
          </table:table-cell>
          <table:table-cell table:style-name="Table7.A2" office:value-type="string">
            <text:p text:style-name="P13">Sprint 4</text:p>
          </table:table-cell>
          <table:table-cell table:style-name="Table7.C2" office:value-type="string">
            <text:p text:style-name="P13">Team</text:p>
          </table:table-cell>
        </table:table-row>
        <table:table-row>
          <table:table-cell table:style-name="Table7.A2" office:value-type="string">
            <text:p text:style-name="P13">Correct display of sensor data</text:p>
          </table:table-cell>
          <table:table-cell table:style-name="Table7.A2" office:value-type="string">
            <text:p text:style-name="P13">Sprint 5</text:p>
          </table:table-cell>
          <table:table-cell table:style-name="Table7.C2" office:value-type="string">
            <text:p text:style-name="P13">Team</text:p>
          </table:table-cell>
        </table:table-row>
        <table:table-row>
          <table:table-cell table:style-name="Table7.A2" office:value-type="string">
            <text:p text:style-name="P13">Correct behavior on ESP reset</text:p>
          </table:table-cell>
          <table:table-cell table:style-name="Table7.A2" office:value-type="string">
            <text:p text:style-name="P13">Sprint 5</text:p>
          </table:table-cell>
          <table:table-cell table:style-name="Table7.C2" office:value-type="string">
            <text:p text:style-name="P13">Team</text:p>
          </table:table-cell>
        </table:table-row>
      </table:table>
      <text:h text:style-name="Heading_20_3" text:outline-level="3"><text:bookmark-start text:name="__RefHeading___Toc1121_1146353006"/>Code Review Plan<text:bookmark-end text:name="__RefHeading___Toc1121_1146353006"/></text:h>
      <text:p text:style-name="P29">All the code will be peer reviewed since we are just a team of four people. The project will be almost completely written in C, a language we all know.</text:p>
      <text:p text:style-name="P29">We will split the tasks into smaller ones and everyone will have every week something to complete. At the weekly meeting <text:span text:style-name="T4">we will review the completed tasks, solving issues and trying to make the code as efficient as possible. If someone finds a better way to implement a feature, it will be reviewed and tested afterwards by everyone.</text:span></text:p>
      <text:h text:style-name="P38" text:outline-level="2"><text:bookmark-start text:name="__RefHeading___Toc1123_1146353006"/>Project Risk Analysis<text:bookmark-end text:name="__RefHeading___Toc1123_1146353006"/></text:h>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0">Risk ID</text:p>
          </table:table-cell>
          <table:table-cell table:style-name="Table6.A1" office:value-type="string">
            <text:p text:style-name="P10">Risk name</text:p>
          </table:table-cell>
          <table:table-cell table:style-name="Table6.A1" office:value-type="string">
            <text:p text:style-name="P10">Risk consequence</text:p>
          </table:table-cell>
          <table:table-cell table:style-name="Table6.A1" office:value-type="string">
            <text:p text:style-name="P10">How to avoid</text:p>
          </table:table-cell>
          <table:table-cell table:style-name="Table6.E1" office:value-type="string">
            <text:p text:style-name="P10">Plan B</text:p>
          </table:table-cell>
        </table:table-row>
        <table:table-row>
          <table:table-cell table:style-name="Table6.A2" office:value-type="string">
            <text:p text:style-name="P14">01</text:p>
          </table:table-cell>
          <table:table-cell table:style-name="Table6.A2" office:value-type="string">
            <text:p text:style-name="P14">Faulty hardware</text:p>
          </table:table-cell>
          <table:table-cell table:style-name="Table6.A2" office:value-type="string">
            <text:p text:style-name="P14">The project could run late if we had to buy again the microcontroller or any sensor</text:p>
          </table:table-cell>
          <table:table-cell table:style-name="Table6.A2" office:value-type="string">
            <text:p text:style-name="P14">Check all the hardware at the beginning of the project</text:p>
          </table:table-cell>
          <table:table-cell table:style-name="Table6.E2" office:value-type="string">
            <text:p text:style-name="P14">Pay an extra for faster shipping or try to get an alternative for it</text:p>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b83c" officeooo:paragraph-rsid="0014b83c"/>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middle" style:vertical-rel="baselin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CT PLAN<text:tab/><draw:frame draw:style-name="Mfr1" draw:name="Picture 4" text:anchor-type="as-char" svg:width="2.2189in" svg:height="1.1165in" draw:z-index="7"><draw:image xlink:href="Pictures/10000201000001160000008C521E6D432653ADE6.png" xlink:type="simple" xlink:show="embed" xlink:actuate="onLoad" loext:mime-type="image/png"/></draw:frame><text:tab/><text:page-number text:select-page="current">8</text:page-number></text:p>
      </style:header>
    </style:master-page>
    <style:master-page style:name="Landscap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4:12:52.276000000</meta:creation-date>
    <dc:date>2020-01-23T10:34:20.852000000</dc:date>
    <meta:editing-duration>PT1H54M19S</meta:editing-duration>
    <meta:editing-cycles>16</meta:editing-cycles>
    <meta:generator>LibreOffice/6.3.4.2$Windows_X86_64 LibreOffice_project/60da17e045e08f1793c57c00ba83cdfce946d0aa</meta:generator>
    <meta:document-statistic meta:table-count="7" meta:image-count="1" meta:object-count="0" meta:page-count="8" meta:paragraph-count="182" meta:word-count="1115" meta:character-count="6678" meta:non-whitespace-character-count="5704"/>
  </office:meta>
</office:document-meta>
</file>